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text:p text:style-name="P1">A mesure que le vacarme s'amenuisait comme il s'éloignait de son stand, Erland se félicitait d'avoir abandonné le navire. Il n'avait pas les qualifications requises pour gérer une bande de soûlards qui se foutaient sur la tronche, rôle qui incombait à la Garde qui avait débarqué comme un cheveux sur la soupe en plein milieu de sa représentation. Garde devant laquelle il n'avait d'ailleurs aucune envie de se justifier. Ainsi, le magicien n'avait globalement plus aucune raison de rester et avait intelligemment pris la tangente sans demander son reste.</text:p>
      <text:p text:style-name="Standard"/>
      <text:p text:style-name="Standard">Le reste de sa soirée fut bien plus calme. Les autres stands, et il y en avait pléthore, était dans l'ensemble tous sympathique. Erland avait voulu faire un tour au bal du palais, mais on lui avait refusé l'entrée, sous prétexte qu'il fallait être costumé. Sa tentative de convaincre les videurs qu'il était déguisé en sorcière eut un succès mitigé, puisque de toute façon il fallait également venir masqué. Et « Je porte un masque de bogoss ! » n'avait pas [i]du tout[/i] fait rire les gardes. Il avait finalement abandonné et déguerpi avant de risquer de se faire « accompagner » à la sortie par ces rabat-joie.</text:p>
      <text:p text:style-name="Standard"/>
      <text:p text:style-name="Standard">Le prestidigitateur avait ensuite erré de ci, de là, participant rapidement à quelques stands, buvant quelques bières. Un festival somme toute très calme par rapport à d'autres ou à son propre quotidien. Il fallait dire ce qui était, Astrid avait un sacré don pour pimenter la vie de tous les jours. Un vague sourire se mit à flotter sur ses lèvres alors que le garçon pensait à son amie. Malgré toutes les saloperies qu'ils se balançaient à la gueule à longueur de journée et toutes les crasses qu'ils se faisaient, c'était probablement la personne qui comptait le plus pour lui. Il ne lui dirait jamais combien il lui était reconnaissant de l'avoir sorti de la merde dans laquelle il se trouvait avant, mais elle en était probablement de toute façon déjà consciente. Erland se demanda dans quelle embrouille elle était en train de fourrer à cet instant précis tout en reprenant le chemin de son stand.</text:p>
      <text:p text:style-name="Standard"/>
      <text:p text:style-name="Standard">Les festivaliers avaient finalement été évacués, laissant la place dans un bordel innommable, mais sa scénette avait semble-t-il été miraculeusement épargnée. Cool. Pas qu'il y attache particulièrement d'importance, mais le garçon était content de pouvoir récupérer sa pancarte grossière. Et surtout son matériel. Il commença à remballer ses affaires et fit un ou deux allers-retours chez lui pour ranger le tout. Alors qu'il revenait pour un dernier voyage, Erland aperçut deux silhouettes devant ce qui était encore quelques minutes plus tôt son estrade. L'ancien noble s'approcha d'eux discrètement et tendit l'oreille. Un petit sourire étira ses lèvres tandis que les étrangers déploraient la fin de son spectacle. Finalement un peu de reconnaissance. Le garçon fit un pas dans leur direction, sortant finalement de l'ombre pour les accoster.</text:p>
      <text:p text:style-name="Standard"/>
      <text:p text:style-name="Standard">-J'ai entendu dire que le magicien avait disparu dans un torrent de feu, et qu'il n'aurait pas eu la moindre trace de brûlure. On raconte qu'il aurait appris son art auprès d'un vieux sage qui vivrait en ermite au sommet des montagnes au Nord, au delà même de la frontière du royaume !</text:p>
      <text:p text:style-name="Standard"/>
      <text:p text:style-name="Standard">Il se tourna alors vers l'homme, qui avait un air étrangement familier.</text:p>
      <text:p text:style-name="Standard"/>
      <text:p text:style-name="Standard">-Vous devriez faire attention, elle va probablement bientôt vous proposer une « part de tarte »...</text:p>
      <text:p text:style-name="P1">A peine Erland avait-il commencé son petit discours qu'un autre couple - un peu plus assorti celui-ci - s'incrustait dans la conversation. Les nouveaux arrivants semblaient particulièrement éméchés -surtout elle, qui galérait à aligner deux syllabes- mais prêtèrent une oreille attentive aux bobards du magicien en dépit de -ou grâce à?- leur taux d'alcoolémie. A la fin de son histoire qui, admettons-le, était à dormir debout, l'homme lui proposa même de passer à une taverne pour lui offrir l'opportunité de faire une représentation sur la scène qui s'y trouvait. Enfin... Il lui proposa de passer le mot au magicien -i.e lui- que s'il souhaitait il pouvait <text:s/>passer à une taverne pour avoir l'opportunité de faire une représentation sur la scène qui s'y trouvait. Ce qui dans le fond revenait au même, mais dans la forme n'avait rien à voir. Erland inclina la tête et arqua un sourcil d'un air intéressé.</text:p>
      <text:p text:style-name="Standard"/>
      <text:p text:style-name="Standard">-Je n'y manquerai pas. Amusez-vous bien, m'sieur dame !</text:p>
      <text:p text:style-name="Standard"/>
      <text:p text:style-name="Standard">Encore fallait-il que le fiasco de son propre stand ne se reproduise pas au Bal des Palais... Tandis que le couple de soûlards s'éloignait, une voix retentit dans le dos du prestidigitateur. C'était le premier homme qui remettait très clairement en doute ses histoires sur la fantaisiste disparition dudit magicien -aka lui-. Techniquement, il [i]avait[/i] disparu dans un torrent de feu. Et il ne présentait pas la moindre trace de brûlure sur le corps. Il avait simplement « omis » de préciser que les flammes n'étaient pas dirigées dans sa direction. Après les gens interprétaient comme ils voulaient... Bon ok, c'était pas hyper honnête, mais le garçon était particulièrement amusé de constater qu'ironiquement la partie de son histoire qui était entièrement fausse -celle concernant l'ermite- était celle que Vrenn n'avait pas remis en cause. L'ancien noble sourit d'un air facétieux.</text:p>
      <text:p text:style-name="Standard"/>
      <text:p text:style-name="Standard">-Par contre un ermite au delà des frontières ça va, c'est pas trop cliché ? Vous savez, je ne fais que répéter ce que j'ai entendu çà et là dans les tavernes moi, hein...</text:p>
      <text:p text:style-name="Standard"/>
      <text:p text:style-name="Standard">L'homme se chargea ensuite de donner congé à la vieille, qui ne parut clairement pas satisfaite de la manière dont elle se fit dégager. Erland ne put retenir un éclat de rire en la regardant s'éloigner à la recherche d'une nouvelle proie. La mamie était tristement célèbre dans le quartier pour son approche assez... directe. La légende racontait cependant que pour ceux qui étaient suffisamment braves pour tenter l'expérience avec une femme d'un autre millénaire, on en avait pour son argent. Mais ceci est une autre histoire... Le barbu n'attendit pas longtemps pour renchérir. Il regretta à nouveau la disparition de Mag'Oz, prétendant fantasmer sur des tours de magie sans magie et comparant les prestidigitateurs à...</text:p>
      <text:p text:style-name="Standard"/>
      <text:p text:style-name="Standard">-Des... Tricheurs ? </text:p>
      <text:p text:style-name="Standard"/>
      <text:p text:style-name="Standard">Erland tiqua. C'était vrai, bien entendu. Les techniques étaient similaires -et, ayant pratiqué les deux, il était bien placé pour le savoir_. Mais il avait énormément de mal à ce qu'on limite son art aux activités de ces vulgaires amateurs. La mise en scène, l'aspect psychologique, la créativité... Réduire tout ça à « avoir des atouts dans les manches », c'était d'un vulgaire ! Une pointe d'irritation fit son apparition dans l'esprit du magicien dont l’œil droit commença à cligner comme à chaque fois qu'il était agacé. Pour ne rien arranger, l'inconnu renchérit sans plus attendre, insistant un peu trop lourdement sur sa déception d'avoir raté le stand. Machinalement, la main gauche d'Erland se glissa dans la poche de sa veste et commença à jouer avec les cartes qui s'y trouvaient. Celui-ci était à présent dans un état avancé d'agitation. Il crevait d'envie de les sortir et de lui accorder ces tours dont il rêvait tant -d'après ses dires. De lui en mettre plein la vue. De lui montrer la différence entre un Magicien avec un grand M comme Mag'Oz et un vulgaire tricheur...</text:p>
      <text:p text:style-name="Standard"/>
      <text:p text:style-name="Standard">Mais un instant de lucidité lui fit remarquer à quel point ce type semblait vouloir le pousser à se dévoiler. Soit il était véritablement un fan inconditionnel, soit le barbu savait qu'il mentait et cherchait à le piéger. Son ego surdimensionné et froissé avait failli lui faire manquer ça. Hum... <text:soft-page-break/>C'était louche. Il devait savoir quelque chose. Erland plissa des yeux et examina attentivement ledit barbu pour essayer de se rappeler quoi que ce soit à son sujet. Mais rien ne lui vint. Il décida donc de botter en touche pour l'instant. Prenant sur lui pour passer outre l'aversion qu'il avait développée malgré lui envers l'inconnu et l'indignation dont il était rempli, le garçon se força à étirer ses lèvres dans un sourire plus que crispé.</text:p>
      <text:p text:style-name="Standard"/>
      <text:p text:style-name="Standard">-Je ne peux que vous rejoindre là-dessus ! Ce Mag'Oz est un véritable virtuose ! C'est votre jour de chance. Vous devriez vous rendre à l'auberge du Bal des Palais, on dit qu'il s'y produira. Enfin... si j'ai le temps de le prévenir avant la fin de [strike]l'event[/strike] la soirée, bien entendu. D'ailleurs, si vous voulez bien m'excuser, j'ai un message à transmettre...</text:p>
      <text:p text:style-name="Standard"/>
      <text:p text:style-name="Standard">Ce disant, Erland s'inclina dans une révérence bien trop exagérée avant de tourner les talons, non sans avoir également tiré son chapeau à Vrenn avant de l'abandonner à l'emplacement où se trouvait feu son stand. Direction : Le Bal des Palais.</text:p>
      <text:p text:style-name="P1">Il était grand temps pour Erland de profiter à son tour de ce festival. Qu'on soit bien d'accord, il adorait ses tours de passe-passe. Mais, soyons honnêtes, sans tourner autour du pot. Il avait beau aimer ses entourloupes, s'il travaillait c'était principalement dans le but de se tourner les pouces et de boire des tournées à tour de bras. Et quel meilleur endroit pour cela qu'une taverne. Le prestidigitatour quitta donc feu son stand sans se retourner pour prendre la direction du Bal des Palais.</text:p>
      <text:p text:style-name="Standard"/>
      <text:p text:style-name="Standard">Il réussit le tour de force de se perdre en chemin et dut demander le sien à des touristes qui tournaient entre les stands. Moult détours et quelques tourments plus tard, le garçon finit par tourver sa tour d'ivoire. Il poussa la porte et se retrouva dans une auberge des plus classiques ; Ici, des hommes attourpés autour de quelques jolies filles comme des vautours. Là, des serveuses dans leurs atours si reconnaissables, plateaux remplis de bières en main, tournant entre les table à vous en donner le tournis. Ici encore, des gars faisaient un tournoi de boisson. Erland se tourna vers le comptoir </text:p>
      <text:p text:style-name="Standard"/>
      <text:p text:style-name="Standard">tourments</text:p>
      <text:p text:style-name="Standard">touristes</text:p>
      <text:p text:style-name="Standard">tour de force</text:p>
      <text:p text:style-name="Standard">tournoi</text:p>
      <text:p text:style-name="Standard">vautour</text:p>
      <text:p text:style-name="Standard">tournure</text:p>
      <text:p text:style-name="Standard">autour</text:p>
      <text:p text:style-name="Standard">atour</text:p>
      <text:p text:style-name="Standard">tournis</text:p>
      <text:p text:style-name="Standard">ristou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2-14T10:41:27.71</dc:date>
    <meta:editing-duration>PT11H6M14S</meta:editing-duration>
    <meta:editing-cycles>946</meta:editing-cycles>
    <meta:generator>OpenOffice/4.1.7$Win32 OpenOffice.org_project/417m1$Build-9800</meta:generator>
    <meta:document-statistic meta:table-count="0" meta:image-count="0" meta:object-count="0" meta:page-count="9" meta:paragraph-count="59" meta:word-count="3566" meta:character-count="21293"/>
  </office:meta>
</office:document-meta>
</file>